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>
      <style:text-properties officeooo:paragraph-rsid="100a8329"/>
    </style:style>
    <style:style style:name="P95" style:family="paragraph" style:parent-style-name="Standard">
      <style:text-properties officeooo:paragraph-rsid="101b90cf"/>
    </style:style>
    <style:style style:name="P96" style:family="paragraph" style:parent-style-name="Standard">
      <style:text-properties officeooo:paragraph-rsid="1020f7f1"/>
    </style:style>
    <style:style style:name="P97" style:family="paragraph" style:parent-style-name="Footnote">
      <style:text-properties officeooo:paragraph-rsid="102291f9"/>
    </style:style>
    <style:style style:name="P98" style:family="paragraph" style:parent-style-name="Standard">
      <style:text-properties officeooo:rsid="0fde3dbd" officeooo:paragraph-rsid="102ebb87"/>
    </style:style>
    <style:style style:name="P99" style:family="paragraph" style:parent-style-name="Standard">
      <style:text-properties officeooo:paragraph-rsid="0f0649dd"/>
    </style:style>
    <style:style style:name="P100" style:family="paragraph" style:parent-style-name="Footnote">
      <style:text-properties officeooo:paragraph-rsid="1048e2f6"/>
    </style:style>
    <style:style style:name="P101" style:family="paragraph" style:parent-style-name="Footnote">
      <style:text-properties officeooo:paragraph-rsid="104cbf60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ceb5b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8" style:family="text">
      <style:text-properties fo:color="#000000" loext:opacity="100%" style:font-name="Liberation Sans1" fo:font-size="12pt" style:font-size-asian="12pt" style:font-size-complex="12pt"/>
    </style:style>
    <style:style style:name="T239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0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1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1" style:family="text">
      <style:text-properties style:use-window-font-color="true" loext:opacity="0%" style:font-name="Liberation Sans1" officeooo:rsid="047da547"/>
    </style:style>
    <style:style style:name="T262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3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4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1" fo:font-size="12pt" style:font-size-asian="12pt" style:font-size-complex="12pt"/>
    </style:style>
    <style:style style:name="T286" style:family="text">
      <style:text-properties style:use-window-font-color="true" loext:opacity="0%" style:font-name="Liberation Sans1" officeooo:rsid="0efd8e5c"/>
    </style:style>
    <style:style style:name="T287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officeooo:rsid="04473353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officeooo:rsid="0aace3cd"/>
    </style:style>
    <style:style style:name="T298" style:family="text">
      <style:text-properties fo:font-size="10pt" officeooo:rsid="04473353" style:font-size-asian="10pt" style:font-size-complex="10pt"/>
    </style:style>
    <style:style style:name="T29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8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9" style:family="text">
      <style:text-properties style:text-line-through-style="none" style:text-line-through-type="none" fo:background-color="transparent" loext:char-shading-value="0"/>
    </style:style>
    <style:style style:name="T310" style:family="text">
      <style:text-properties officeooo:rsid="0f0ca65a"/>
    </style:style>
    <style:style style:name="T311" style:family="text">
      <style:text-properties style:font-name="Liberation Mono" fo:font-size="11pt" officeooo:rsid="10048e31" style:font-size-asian="11pt" style:font-size-complex="11pt"/>
    </style:style>
    <style:style style:name="T312" style:family="text">
      <style:text-properties fo:font-weight="normal" style:font-weight-asian="normal" style:font-weight-complex="normal"/>
    </style:style>
    <style:style style:name="T313" style:family="text">
      <style:text-properties officeooo:rsid="0f95a7a0"/>
    </style:style>
    <style:style style:name="T314" style:family="text">
      <style:text-properties officeooo:rsid="0f8f58bd"/>
    </style:style>
    <style:style style:name="T315" style:family="text">
      <style:text-properties style:font-name="Ubuntu1" fo:font-size="10pt" officeooo:rsid="04473353" style:font-size-asian="10pt" style:font-size-complex="10pt"/>
    </style:style>
    <style:style style:name="T316" style:family="text">
      <style:text-properties officeooo:rsid="101b90cf"/>
    </style:style>
    <style:style style:name="T317" style:family="text">
      <style:text-properties officeooo:rsid="101e15d6"/>
    </style:style>
    <style:style style:name="T318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20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2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2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23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2"><text:span text:style-name="T203">C</text:span><text:span text:style-name="T202">hecklist voor </text:span><text:span text:style-name="T204">de installatie</text:span><text:span text:style-name="T202"> van </text:span><text:span text:style-name="T202"><text:user-field-get text:name="Distro">Debian</text:user-field-get></text:span><text:span text:style-name="T205"><text:s/></text:span><text:span text:style-name="T205"><text:user-field-get text:name="Version">12 LTS</text:user-field-get></text:span><text:span text:style-name="T206"><text:note text:id="ftn1" text:note-class="footnote"><text:note-citation>1</text:note-citation><text:note-body><text:p text:style-name="P28"><text:span text:style-name="T242">LTS</text:span><text:span text:style-name="T248"> </text:span><text:span text:style-name="T249">staat voor</text:span><text:span text:style-name="T250"> </text:span><text:span text:style-name="T242">Long-Term Support, langetermijnondersteuning, </text:span><text:span text:style-name="T251">en </text:span><text:span text:style-name="T253">d</text:span><text:span text:style-name="T251">eze </text:span><text:span text:style-name="T257"><text:user-field-get text:name="Distro">Debian</text:user-field-get></text:span><text:span text:style-name="T258"><text:s/></text:span><text:span text:style-name="T258"><text:user-field-get text:name="Version">12 LTS</text:user-field-get></text:span><text:span text:style-name="Strong_20_Emphasis"><text:span text:style-name="T237"><text:s/></text:span></text:span><text:span text:style-name="T259"><text:user-field-get text:name="Edition">Desktop</text:user-field-get></text:span><text:span text:style-name="T260"><text:s/></text:span><text:span text:style-name="T254">(codenaam </text:span><text:span text:style-name="T256">bookworm</text:span><text:span text:style-name="T254">) </text:span><text:span text:style-name="T249">van</text:span><text:span text:style-name="T252"> </text:span><text:span text:style-name="T256">juni</text:span><text:span text:style-name="T245"> </text:span><text:span text:style-name="Strong_20_Emphasis"><text:span text:style-name="T161"><text:user-field-get text:name="Releaseyear">2023</text:user-field-get></text:span></text:span><text:span text:style-name="T245"><text:s/></text:span><text:span text:style-name="T242">wordt </text:span><text:span text:style-name="T246">vijf</text:span><text:span text:style-name="T242"> jaar onder</text:span><text:span text:style-name="T255">steund</text:span><text:span text:style-name="T247"> </text:span><text:span text:style-name="T242">tot </text:span><text:span text:style-name="T256">juni</text:span><text:span text:style-name="T243"> </text:span><text:span text:style-name="T242">202</text:span><text:span text:style-name="T256">8</text:span><text:span text:style-name="T244">.</text:span></text:p></text:note-body></text:note></text:span><text:span text:style-name="T207"><text:s/></text:span><text:span text:style-name="T207"><text:user-field-get text:name="Edition">Desktop</text:user-field-get></text:span><text:span text:style-name="T208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10">ONDERSTREEPTE</text:span></text:span><text:span text:style-name="T1"> </text:span><text:span text:style-name="T13">woorden</text:span><text:span text:style-name="T12"> het</text:span><text:span text:style-name="Strong_20_Emphasis"><text:span text:style-name="T308"> </text:span></text:span><text:span text:style-name="Strong_20_Emphasis"><text:span text:style-name="T307">tekstvak</text:span></text:span><text:span text:style-name="T13"> </text:span><text:span text:style-name="T18">in,</text:span><text:span text:style-name="T13"> </text:span><text:span text:style-name="T261">zie </text:span><text:span text:style-name="T286">[</text:span><text:span text:style-name="T261">toelichting</text:span><text:span text:style-name="T286">]</text:span><text:span text:style-name="T13">:</text:span></text:p>
      <text:p text:style-name="P32"><text:span text:style-name="Definition"><text:span text:style-name="T263">g</text:span></text:span><text:span text:style-name="Definition"><text:span text:style-name="T262">ebruiker</text:span></text:span><text:span text:style-name="T269"><text:tab/><text:tab/></text:span><text:span text:style-name="T285"> <text:tab/><text:tab/></text:span><draw:control text:anchor-type="as-char" svg:y="-0.4cm" draw:z-index="6" draw:name="Gebruiker" draw:style-name="gr2" draw:text-style-name="P108" svg:width="6.4cm" svg:height="0.6cm" draw:control="control7"><svg:title>Gebruiker</svg:title><svg:desc>Volledige naam, bijv. Jan Stek</svg:desc></draw:control><text:span text:style-name="T270"><text:tab/></text:span><text:span text:style-name="T271">[</text:span><text:span text:style-name="T264">volledige naam, bijv. </text:span><text:span text:style-name="T282">J</text:span><text:span text:style-name="T283">a</text:span><text:span text:style-name="T282">n </text:span><text:span text:style-name="T283">Jansen</text:span><text:span text:style-name="T284">]</text:span></text:p>
      <text:p text:style-name="Standard"><text:span text:style-name="Definition"><text:span text:style-name="T263">g</text:span></text:span><text:span text:style-name="Definition">ebruikersnaam</text:span><text:span text:style-name="T262"><text:tab/></text:span><text:span text:style-name="T262"><draw:control text:anchor-type="as-char" svg:y="-0.4cm" draw:z-index="7" draw:name="Gberuikersnaam" draw:style-name="gr2" draw:text-style-name="P108" svg:width="6.4cm" svg:height="0.6cm" draw:control="control8"><svg:title>Gebruikersnaam</svg:title><svg:desc>Korte naam, bijv. jan</svg:desc></draw:control></text:span><text:span text:style-name="T262"><text:tab/></text:span><text:span text:style-name="T6">[</text:span><text:span text:style-name="T5">korte naam, bijv. </text:span><text:span text:style-name="T228">j</text:span><text:span text:style-name="T229">a</text:span><text:span text:style-name="T228">n</text:span><text:span text:style-name="T230">]</text:span></text:p>
      <text:p text:style-name="P35"><text:span text:style-name="Definition"><text:span text:style-name="T288">c</text:span></text:span><text:span text:style-name="Definition"><text:span text:style-name="T309">omputernaam</text:span></text:span><text:span text:style-name="T287"><text:tab/><text:tab/></text:span><text:span text:style-name="T309"><draw:control text:anchor-type="as-char" svg:y="-0.4cm" draw:z-index="8" draw:name="Computernaam" draw:style-name="gr2" draw:text-style-name="P108" svg:width="6.4cm" svg:height="0.6cm" draw:control="control9"><svg:title>Computernaam</svg:title><svg:desc>Unieke naam van de computer</svg:desc></draw:control></text:span><text:span text:style-name="T289"><text:tab/></text:span><text:span text:style-name="T290">[</text:span><text:span text:style-name="T291">naam van de compute</text:span><text:span text:style-name="T292">r, </text:span><text:span text:style-name="T293">bijv. p</text:span><text:span text:style-name="T294">c02</text:span><text:span text:style-name="T290">]</text:span></text:p>
      <text:p text:style-name="P30"><text:span text:style-name="Definition"><text:span text:style-name="T274">g</text:span></text:span><text:span text:style-name="Definition"><text:span text:style-name="T273">ebruiker</text:span></text:span><text:span text:style-name="Definition"><text:span text:style-name="T281"><text:tab/></text:span></text:span><text:span text:style-name="T272"><text:tab/></text:span><text:span text:style-name="T285"> <text:tab/><text:tab/></text:span><text:span text:style-name="T270"><draw:control text:anchor-type="as-char" svg:y="-0.4cm" draw:z-index="14" draw:name="Gebruiker 1" draw:style-name="gr2" draw:text-style-name="P108" svg:width="6.4cm" svg:height="0.6cm" draw:control="control15"><svg:title>Gebruiker</svg:title><svg:desc>Volledige naam, bijv. Jan Stek</svg:desc></draw:control></text:span><text:span text:style-name="T270"><text:tab/></text:span><text:span text:style-name="T271">[</text:span><text:span text:style-name="T264">volledige naam </text:span><text:span text:style-name="T265">evt. </text:span><text:span text:style-name="T267">extra</text:span><text:span text:style-name="T265"> </text:span><text:span text:style-name="T268">g</text:span><text:span text:style-name="T265">ebruiker</text:span><text:span text:style-name="T266">]</text:span></text:p>
      <text:p text:style-name="P66"><text:span text:style-name="Definition"><text:span text:style-name="T274">g</text:span></text:span><text:span text:style-name="Definition"><text:span text:style-name="T273">ebruikersnaam</text:span></text:span><text:span text:style-name="T273"><text:tab/></text:span><text:span text:style-name="T262"><draw:control text:anchor-type="as-char" svg:y="-0.4cm" draw:z-index="15" draw:name="Gberuikersnaam 1" draw:style-name="gr2" draw:text-style-name="P108" svg:width="6.4cm" svg:height="0.6cm" draw:control="control16"><svg:title>Gebruikersnaam</svg:title><svg:desc>Korte naam, bijv. jan</svg:desc></draw:control></text:span><text:span text:style-name="T262"><text:tab/></text:span><text:span text:style-name="T276">[</text:span><text:span text:style-name="T275">korte naam</text:span><text:span text:style-name="T277"> </text:span><text:span text:style-name="T278">evt. </text:span><text:span text:style-name="T280">extra </text:span><text:span text:style-name="T278">gebruiker</text:span><text:span text:style-name="T279">]</text:span></text:p>
      <text:p text:style-name="P33"><text:span text:style-name="T213">Vervang </text:span><text:span text:style-name="T218">de</text:span><text:span text:style-name="T213"> </text:span><text:span text:style-name="Definition"><text:span text:style-name="T21">ONDERSTREEPTE</text:span></text:span><text:span text:style-name="T213"> </text:span><text:span text:style-name="T214">woorden </text:span><text:span text:style-name="T213">in deze checklist door </text:span><text:span text:style-name="T218">d</text:span><text:span text:style-name="T220">i</text:span><text:span text:style-name="T218">e </text:span><text:span text:style-name="T219">in </text:span><text:span text:style-name="T220">het</text:span><text:span text:style-name="Strong_20_Emphasis"><text:span text:style-name="T55"> </text:span></text:span><text:span text:style-name="Strong_20_Emphasis"><text:span text:style-name="T81">tekstvak</text:span></text:span><text:span text:style-name="T213">.</text:span></text:p>
      <text:p text:style-name="P37"/>
      <text:p text:style-name="P37"/>
      <text:p text:style-name="P31"><text:span text:style-name="T225">Nog niet op Linux?</text:span><text:span text:style-name="T215"><text:tab/></text:span><text:span text:style-name="T221"><text:tab/></text:span><text:span text:style-name="T222">G</text:span><text:span text:style-name="T212">ebruik </text:span><text:span text:style-name="Strong_20_Emphasis"><text:span text:style-name="T226">Checklist </text:span></text:span><text:span text:style-name="Strong_20_Emphasis"><text:span text:style-name="T227">overzetten</text:span></text:span><text:span text:style-name="T212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16"> onder </text:span><text:span text:style-name="T224">Linux</text:span><text:span text:style-name="T217">.</text:span></text:p>
      <text:p text:style-name="P24"><text:span text:style-name="T200">Nieuwe installatie?</text:span><text:span text:style-name="T195"><text:tab/></text:span><text:span text:style-name="T197"></text:span><text:span text:style-name="T199"><text:tab/></text:span><text:span text:style-name="T198">B</text:span><text:span text:style-name="T195">egin bij hoofdstuk </text:span><text:span text:style-name="T200"><text:bookmark-ref text:reference-format="page" text:ref-name="__RefNumPara__4009_1271708128">2</text:bookmark-ref></text:span><text:span text:style-name="T200"><text:s text:c="2"/></text:span><text:span text:style-name="T201"><text:bookmark-ref text:reference-format="text" text:ref-name="__RefNumPara__4009_1271708128">Installatie uitvoeren</text:bookmark-ref></text:span><text:span text:style-name="T196">.</text:span></text:p>
      <text:p text:style-name="P34"><text:span text:style-name="Strong_20_Emphasis"><text:span text:style-name="T223"/></text:span></text:p>
      <text:p text:style-name="P34"><text:span text:style-name="Strong_20_Emphasis"><text:span text:style-name="T223"/></text:span></text:p>
      <text:list xml:id="list3299251050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84">E</text:span><text:span text:style-name="T185">v</text:span><text:span text:style-name="T186">en</text:span><text:span text:style-name="T188">t</text:span><text:span text:style-name="T189">uele </text:span><text:span text:style-name="T190">extra </text:span><text:span text:style-name="Definition"><text:span text:style-name="T299">gebruiker</text:span></text:span><text:span text:style-name="T190">s aanmelden </text:span><text:span text:style-name="T191">en dezelfde stappen uitvoeren</text:span><text:span text:style-name="T187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94"/></text:span></text:p>
          </table:table-cell>
          <table:table-cell table:style-name="_31_._5f_Installatie_5f_voorbereiden.D3" office:value-type="string">
            <text:p text:style-name="P99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69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3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09">De </text:span><text:span text:style-name="T210">Super</text:span><text:span text:style-name="T209">-toets is de Windows-toets, Command-toets </text:span><text:span text:style-name="T211">(Apple)</text:span><text:span text:style-name="T209">, of Vergrootglas-toets </text:span><text:span text:style-name="T211">(Chromebook)</text:span><text:span text:style-name="T209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5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3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34608473628374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5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38">Start de computer op vanaf</text:span><text:span text:style-name="T238"><text:note text:id="ftn5" text:note-class="footnote"><text:note-citation>1</text:note-citation><text:note-body><text:p text:style-name="P97"><text:span text:style-name="T183">B</text:span><text:span text:style-name="T182">ootmenu/</text:span><text:span text:style-name="T183">S</text:span><text:span text:style-name="T182">etup</text:span><text:span text:style-name="T180"> via </text:span><text:span text:style-name="T178">é</text:span><text:span text:style-name="T179">é</text:span><text:span text:style-name="T183">n van de </text:span><text:span text:style-name="Definition"><text:span text:style-name="T181">Veelgebruikte toetsen: </text:span></text:span><text:span text:style-name="Definition"><text:span text:style-name="T318">E</text:span></text:span><text:span text:style-name="Definition"><text:span text:style-name="T320">sc</text:span></text:span><text:span text:style-name="Definition"><text:span text:style-name="T181">, </text:span></text:span><text:span text:style-name="Definition"><text:span text:style-name="T319">D</text:span></text:span><text:span text:style-name="Definition"><text:span text:style-name="T320">elete</text:span></text:span><text:span text:style-name="Definition"><text:span text:style-name="T181">, </text:span></text:span><text:span text:style-name="Definition"><text:span text:style-name="T319">F</text:span></text:span><text:span text:style-name="Definition"><text:span text:style-name="T320">1</text:span></text:span><text:span text:style-name="Definition"><text:span text:style-name="T181">, </text:span></text:span><text:span text:style-name="Definition"><text:span text:style-name="T320">F2</text:span></text:span><text:span text:style-name="Definition"><text:span text:style-name="T181">, </text:span></text:span><text:span text:style-name="Definition"><text:span text:style-name="T319">F9, </text:span></text:span><text:span text:style-name="Definition"><text:span text:style-name="T321">F10, F11, </text:span></text:span><text:span text:style-name="Definition"><text:span text:style-name="T322">of</text:span></text:span><text:span text:style-name="Definition"><text:span text:style-name="T321"> </text:span></text:span><text:span text:style-name="Definition"><text:span text:style-name="T319">F12</text:span></text:span><text:span text:style-name="T180">.</text:span></text:p></text:note-body></text:note></text:span><text:span text:style-name="T238"> </text:span><text:span text:style-name="T239">een </text:span><text:span text:style-name="T234"><text:user-field-get text:name="Distro">Debian</text:user-field-get></text:span><text:span text:style-name="T235"><text:s/></text:span><text:span text:style-name="T235"><text:user-field-get text:name="Version">12 LTS</text:user-field-get></text:span><text:span text:style-name="Strong_20_Emphasis"><text:span text:style-name="T232"><text:s/></text:span></text:span><text:span text:style-name="Strong_20_Emphasis"><text:span text:style-name="T236"><text:user-field-get text:name="Edition">Desktop</text:user-field-get></text:span></text:span><text:span text:style-name="Strong_20_Emphasis"><text:span text:style-name="T236"><text:s/></text:span></text:span><text:span text:style-name="T240">Live</text:span><text:span text:style-name="T137"><text:note text:id="ftn6" text:note-class="footnote"><text:note-citation>2</text:note-citation><text:note-body><text:p text:style-name="P29"><text:span text:style-name="T295">Vanaf een </text:span><text:span text:style-name="T313">L</text:span><text:span text:style-name="T295">ive </text:span><text:span text:style-name="T314">USB</text:span><text:span text:style-name="T297">-stick of </text:span><text:span text:style-name="T314">DVD</text:span><text:span text:style-name="T315"> </text:span><text:span text:style-name="T295">kunt u opstarten en </text:span><text:span text:style-name="T298">met </text:span><text:span text:style-name="Strong_20_Emphasis"><text:span text:style-name="T241"><text:user-field-get text:name="Distro">Debian</text:user-field-get></text:span></text:span><text:span text:style-name="Strong_20_Emphasis"><text:span text:style-name="T241"><text:s/></text:span></text:span><text:span text:style-name="T295">werken zonder enige bestanden op de harde schijf te wijzigen en maakt ook installatie van </text:span><text:span text:style-name="Strong_20_Emphasis"><text:span text:style-name="T241"><text:user-field-get text:name="Distro">Debian</text:user-field-get></text:span></text:span><text:span text:style-name="Strong_20_Emphasis"><text:span text:style-name="T241"><text:s/></text:span></text:span><text:span text:style-name="T295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100"><text:span text:style-name="Strong_20_Emphasis"><text:span text:style-name="T162">Maak een zelfstartende USB-stick</text:span></text:span><text:span text:style-name="Strong_20_Emphasis"><text:span text:style-name="T156">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7"> </text:span></text:span><text:span text:style-name="Strong_20_Emphasis"><text:span text:style-name="T193">cd</text:span></text:span><text:span text:style-name="Strong_20_Emphasis"><text:span text:style-name="T192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00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6">DVD/USB</text:span></text:span><text:span text:style-name="Strong_20_Emphasis"><text:span text:style-name="T155"> op </text:span></text:span><text:span text:style-name="Strong_20_Emphasis"><text:span text:style-name="T166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63">debian-live-1</text:span><text:span text:style-name="T166">2</text:span><text:span text:style-name="T163">.</text:span><text:span text:style-name="T167">x</text:span><text:span text:style-name="T163">.</text:span><text:span text:style-name="T167">y</text:span><text:span text:style-name="T164">-</text:span><text:span text:style-name="T163">amd64-</text:span><text:span text:style-name="T164">gnome</text:span><text:span text:style-name="T165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101"><text:span text:style-name="Strong_20_Emphasis"><text:span text:style-name="T157"><text:tab/>De volgende stappen staan beschreven in </text:span></text:span><text:span text:style-name="Strong_20_Emphasis"><text:span text:style-name="T168">Linux informatie</text:span></text:span><text:span text:style-name="Strong_20_Emphasis"><text:span text:style-name="T157">, te vinden op </text:span></text:span><text:a xlink:type="simple" xlink:href="https://karelzimmer.nl/" text:style-name="Internet_20_link" text:visited-style-name="Visited_20_Internet_20_Link"><text:span text:style-name="Strong_20_Emphasis"><text:span text:style-name="T301">karelzimmer.nl</text:span></text:span></text:a><text:span text:style-name="Strong_20_Emphasis"><text:span text:style-name="T157">, onder </text:span></text:span><text:span text:style-name="Strong_20_Emphasis"><text:span text:style-name="T168">Linux</text:span></text:span><text:span text:style-name="Strong_20_Emphasis"><text:span text:style-name="T157">.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95"><draw:control text:anchor-type="as-char" draw:z-index="23" draw:name="Vorm13_ 2" draw:style-name="gr1" draw:text-style-name="P107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95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8"><text:span text:style-name="T323">Typ '</text:span><text:span text:style-name="T311">live</text:span><text:span text:style-name="T32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5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5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5"><draw:control text:anchor-type="as-char" draw:z-index="24" draw:name="Vorm13_ 3" draw:style-name="gr1" draw:text-style-name="P107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296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><text:span text:style-name="T316">B</text:span>ij <text:span text:style-name="T296">Regio</text:span> <text:span text:style-name="T316">kies</text:span> <text:span text:style-name="T296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5"><draw:control text:anchor-type="as-char" draw:z-index="25" draw:name="Vorm13_ 4" draw:style-name="gr1" draw:text-style-name="P107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296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2"><text:span text:style-name="T317">K</text:span>ies <text:span text:style-name="T29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5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88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34608803615130" text:continue-numbering="true" text:style-name="L1">
        <text:list-item>
          <text:p text:style-name="P106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5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7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12">Volg de aanwijzingen op de </text:span></text:span><text:span text:style-name="Strong_20_Emphasis"><text:span text:style-name="T31">welkomst</text:span></text:span><text:span text:style-name="Strong_20_Emphasis"><text:span text:style-name="T312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5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7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92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09">De </text:span><text:span text:style-name="T210">Super</text:span><text:span text:style-name="T209">-toets is de Windows-toets, Command-toets </text:span><text:span text:style-name="T211">(Apple)</text:span><text:span text:style-name="T209">, of Vergrootglas-toets </text:span><text:span text:style-name="T211">(Chromebook)</text:span><text:span text:style-name="T209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2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2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5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2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6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34609663368493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5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5"><draw:control text:anchor-type="as-char" draw:z-index="19" draw:name="Vorm36_ 1" draw:style-name="gr1" draw:text-style-name="P107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70">v</text:span></text:span><text:span text:style-name="User_20_Entry"><text:span text:style-name="T171">en</text:span></text:span><text:span text:style-name="User_20_Entry"><text:span text:style-name="T173">t</text:span></text:span><text:span text:style-name="User_20_Entry"><text:span text:style-name="T174">uele </text:span></text:span><text:span text:style-name="User_20_Entry"><text:span text:style-name="T175">extra </text:span></text:span><text:span text:style-name="Definition"><text:span text:style-name="T299">gebruiker</text:span></text:span><text:span text:style-name="User_20_Entry"><text:span text:style-name="T175">s aanmelden </text:span></text:span><text:span text:style-name="User_20_Entry"><text:span text:style-name="T176">en dezelfde stappen uitvoeren</text:span></text:span><text:span text:style-name="User_20_Entry"><text:span text:style-name="T172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95"/></text:span></text:p>
          </table:table-cell>
          <table:table-cell table:style-name="Tabel2.A1" office:value-type="string">
            <text:p text:style-name="P83"><text:span text:style-name="Strong_20_Emphasis"><text:span text:style-name="T95"><draw:control text:anchor-type="as-char" draw:z-index="22" draw:name="Vorm36_ 4" draw:style-name="gr1" draw:text-style-name="P107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20" draw:name="Vorm36_ 2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09">De </text:span><text:span text:style-name="T210">Super</text:span><text:span text:style-name="T209">-toets is de Windows-toets, Command-toets </text:span><text:span text:style-name="T211">(Apple)</text:span><text:span text:style-name="T209">, of Vergrootglas-toets </text:span><text:span text:style-name="T211">(Chromebook)</text:span><text:span text:style-name="T209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0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31"> installatie van </text:span><text:span text:style-name="T231"><text:user-field-get text:name="Distro">Debian</text:user-field-get></text:span><text:span text:style-name="T235"><text:s/></text:span><text:span text:style-name="T235"><text:user-field-get text:name="Version">12 LTS</text:user-field-get></text:span><text:span text:style-name="Strong_20_Emphasis"><text:span text:style-name="T233"><text:s/></text:span></text:span><text:span text:style-name="Strong_20_Emphasis"><text:span text:style-name="T236"><text:user-field-get text:name="Edition">Desktop</text:user-field-get></text:span></text:span><text:span text:style-name="Strong_20_Emphasis"><text:span text:style-name="T236"><text:s/></text:span></text:span><text:span text:style-name="T231">is voltooid.</text:span></text:p>
      <text:p text:style-name="P42"/>
      <text:p text:style-name="P36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5">CC0 1.0 Universeel</text:span></text:span></text:a><text:span text:style-name="Emphasis"><text:span text:style-name="T302">,</text:span></text:span><text:span text:style-name="Emphasis"><text:span text:style-name="T304"> </text:span></text:span><text:span text:style-name="Strong_20_Emphasis"><text:span text:style-name="T64"><text:user-field-get text:name="Releaseyear">2023</text:user-field-get></text:span></text:span><text:span text:style-name="Emphasis"><text:span text:style-name="T3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07T13:46:07.983447178">07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6:07.806603186</dc:date>
    <meta:keyword>Installatie</meta:keyword>
    <meta:keyword>Checklist</meta:keyword>
    <meta:keyword>Linux</meta:keyword>
    <meta:editing-cycles>6880</meta:editing-cycles>
    <meta:editing-duration>P12DT6H9M3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602" meta:character-count="4121" meta:non-whitespace-character-count="3573"/>
    <meta:user-defined meta:name="Info 1"/>
    <meta:user-defined meta:name="Info 2"/>
    <meta:user-defined meta:name="Info 3"/>
    <meta:user-defined meta:name="Info 4"/>
  </office:meta>
</office:document-meta>
</file>